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ef7" officeooo:paragraph-rsid="00082ef7"/>
    </style:style>
    <style:style style:name="P2" style:family="paragraph" style:parent-style-name="Standard">
      <style:text-properties fo:font-size="13pt" fo:font-weight="bold" officeooo:rsid="00082ef7" officeooo:paragraph-rsid="00082ef7" style:font-size-asian="13pt" style:font-weight-asian="bold" style:font-size-complex="13pt" style:font-weight-complex="bold"/>
    </style:style>
    <style:style style:name="P3" style:family="paragraph" style:parent-style-name="Standard">
      <style:text-properties officeooo:paragraph-rsid="00082ef7"/>
    </style:style>
    <style:style style:name="P4" style:family="paragraph" style:parent-style-name="Standard">
      <style:text-properties officeooo:rsid="00095f06" officeooo:paragraph-rsid="00095f06"/>
    </style:style>
    <style:style style:name="P5" style:family="paragraph" style:parent-style-name="Standard">
      <style:text-properties officeooo:paragraph-rsid="00095f06"/>
    </style:style>
    <style:style style:name="T1" style:family="text">
      <style:text-properties officeooo:rsid="00082ef7"/>
    </style:style>
    <style:style style:name="T2" style:family="text">
      <style:text-properties fo:font-size="12pt" fo:font-weight="normal" officeooo:rsid="00082ef7" style:font-size-asian="10.5pt" style:font-weight-asian="normal" style:font-size-complex="12pt" style:font-weight-complex="normal"/>
    </style:style>
    <style:style style:name="T3" style:family="text">
      <style:text-properties officeooo:rsid="00095f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iz López Jorge Antonio</text:p>
      <text:p text:style-name="P2"/>
      <text:p text:style-name="P2">315119729</text:p>
      <text:p text:style-name="P2"/>
      <text:p text:style-name="P2"/>
      <text:p text:style-name="P3"><text:span text:style-name="T2">1. </text:span>¿Qué es la usabilidad?</text:p>
      <text:p text:style-name="P3"/>
      <text:p text:style-name="P3"><text:span text:style-name="T1">En torno a los programas y su relación con distintos tipos de usuarios, la usabilidad podría verse como</text:span></text:p>
      <text:p text:style-name="P3"><text:span text:style-name="T1">la capacidad que tiene un sistema, programa, etc, de ser comprensible por casi cualquier tipo de usuario. Además de ser entendible, este debe ser facil de usar, efectivo y rápido o al menos dar un proceso amigable para mostrar al usuario.</text:span></text:p>
      <text:p text:style-name="P3"/>
      <text:p text:style-name="P3"/>
      <text:p text:style-name="P3"><text:span text:style-name="T1">2.</text:span> ¿Cuáles son los 3 elementos de la usabilidad? Explícalos.</text:p>
      <text:p text:style-name="P3"/>
      <text:p text:style-name="P1">EFECTIVIDAD: <text:s/>Llenar a cabo un buen manejo de los datos y de los errores o procesos con los que va a interactuar el usuario para no entregar un producto que no cumpla con lo que se pretende.</text:p>
      <text:p text:style-name="P1"/>
      <text:p text:style-name="P1">EFICIENCIA: Poder lograr el objectivo en las mejores condiciones posibles (velocidad, rendimiento, etc).</text:p>
      <text:p text:style-name="P1"/>
      <text:p text:style-name="P1">SATISFACCIÓN: Dar una buena experiencia al usuario al momento de usar el programa, es decir, mostrar un diseño amigable, sencillo de usar y que deje una buena impresión final.</text:p>
      <text:p text:style-name="P1"/>
      <text:p text:style-name="P1"/>
      <text:p text:style-name="P5"><text:span text:style-name="T3">3. </text:span>Describe cada una de las etapas de diseño de interfaces</text:p>
      <text:p text:style-name="P5"/>
      <text:p text:style-name="P4">Analisis: Determinar claramente los objetivos que queremos tratar con el software a desarrollar y de que forma los atacaremos.</text:p>
      <text:p text:style-name="P4"/>
      <text:p text:style-name="P4">Diseño: Con base en los objetivos determinados anteriormente se realizan varios prototipos de la posible interfaz que se mostrará al usuario hasta obtener la mejor opción</text:p>
      <text:p text:style-name="P4"/>
      <text:p text:style-name="P4">Implementacion: Una vez que se obtuvieron todos los prototipos y se obtuvo un diseño final, se comienza con esta etapa en donde se lleva a cabo la construcción de lo obtenido en el paso anterior.</text:p>
      <text:p text:style-name="P4"/>
      <text:p text:style-name="P4">Testing: Después de finalizar la construcción de todo el sistema y que esté terminado se procede a realizar pruebas para así poder obtener todos los posibles fallos del sistema y poder dar un buen manejo de errores y poder tener un buen producto fina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22:22:14.228660568</meta:creation-date>
    <dc:date>2021-08-04T22:39:15.578409986</dc:date>
    <meta:editing-duration>PT6M41S</meta:editing-duration>
    <meta:editing-cycles>1</meta:editing-cycles>
    <meta:document-statistic meta:table-count="0" meta:image-count="0" meta:object-count="0" meta:page-count="1" meta:paragraph-count="14" meta:word-count="293" meta:character-count="1729" meta:non-whitespace-character-count="1449"/>
    <meta:generator>LibreOffice/6.4.7.2$Linux_X86_64 LibreOffice_project/40$Build-2</meta:generator>
  </office:meta>
</office:document-meta>
</file>